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nsearch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38089" calcext:value-type="float">
            <text:p>38089</text:p>
          </table:table-cell>
          <table:table-cell office:value-type="float" office:value="2.16" calcext:value-type="float">
            <text:p>2.16</text:p>
          </table:table-cell>
          <table:table-cell table:number-columns-repeated="2"/>
          <table:table-cell table:formula="of:=AVERAGE([.F2:.F85])" office:value-type="float" office:value="0.996607142857142" calcext:value-type="float">
            <text:p>0.9966071428571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40085" calcext:value-type="float">
            <text:p>40085</text:p>
          </table:table-cell>
          <table:table-cell office:value-type="float" office:value="1.276" calcext:value-type="float">
            <text:p>1.2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47051" calcext:value-type="float">
            <text:p>47051</text:p>
          </table:table-cell>
          <table:table-cell office:value-type="float" office:value="1.263" calcext:value-type="float">
            <text:p>1.2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53116" calcext:value-type="float">
            <text:p>53116</text:p>
          </table:table-cell>
          <table:table-cell office:value-type="float" office:value="1.175" calcext:value-type="float">
            <text:p>1.1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61438" calcext:value-type="float">
            <text:p>61438</text:p>
          </table:table-cell>
          <table:table-cell office:value-type="float" office:value="1.45" calcext:value-type="float">
            <text:p>1.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69624" calcext:value-type="float">
            <text:p>69624</text:p>
          </table:table-cell>
          <table:table-cell office:value-type="float" office:value="1.379" calcext:value-type="float">
            <text:p>1.37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77807" calcext:value-type="float">
            <text:p>77807</text:p>
          </table:table-cell>
          <table:table-cell office:value-type="float" office:value="1.337" calcext:value-type="float">
            <text:p>1.33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86102" calcext:value-type="float">
            <text:p>86102</text:p>
          </table:table-cell>
          <table:table-cell office:value-type="float" office:value="1.365" calcext:value-type="float">
            <text:p>1.36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96862" calcext:value-type="float">
            <text:p>96862</text:p>
          </table:table-cell>
          <table:table-cell office:value-type="float" office:value="1.471" calcext:value-type="float">
            <text:p>1.47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105240" calcext:value-type="float">
            <text:p>105240</text:p>
          </table:table-cell>
          <table:table-cell office:value-type="float" office:value="1.385" calcext:value-type="float">
            <text:p>1.38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.41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" calcext:value-type="float">
            <text:p>3E-05</text:p>
          </table:table-cell>
          <table:table-cell office:value-type="float" office:value="123387" calcext:value-type="float">
            <text:p>123387</text:p>
          </table:table-cell>
          <table:table-cell office:value-type="float" office:value="1.467" calcext:value-type="float">
            <text:p>1.4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132548" calcext:value-type="float">
            <text:p>132548</text:p>
          </table:table-cell>
          <table:table-cell office:value-type="float" office:value="1.422" calcext:value-type="float">
            <text:p>1.42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141392" calcext:value-type="float">
            <text:p>141392</text:p>
          </table:table-cell>
          <table:table-cell office:value-type="float" office:value="1.38" calcext:value-type="float">
            <text:p>1.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151324" calcext:value-type="float">
            <text:p>151324</text:p>
          </table:table-cell>
          <table:table-cell office:value-type="float" office:value="1.157" calcext:value-type="float">
            <text:p>1.15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159607" calcext:value-type="float">
            <text:p>159607</text:p>
          </table:table-cell>
          <table:table-cell office:value-type="float" office:value="1.064" calcext:value-type="float">
            <text:p>1.06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168956" calcext:value-type="float">
            <text:p>168956</text:p>
          </table:table-cell>
          <table:table-cell office:value-type="float" office:value="0.903" calcext:value-type="float">
            <text:p>0.90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178273" calcext:value-type="float">
            <text:p>178273</text:p>
          </table:table-cell>
          <table:table-cell office:value-type="float" office:value="0.694" calcext:value-type="float">
            <text:p>0.69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187868" calcext:value-type="float">
            <text:p>187868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96639" calcext:value-type="float">
            <text:p>196639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205879" calcext:value-type="float">
            <text:p>205879</text:p>
          </table:table-cell>
          <table:table-cell office:value-type="float" office:value="0.378" calcext:value-type="float">
            <text:p>0.37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215064" calcext:value-type="float">
            <text:p>215064</text:p>
          </table:table-cell>
          <table:table-cell office:value-type="float" office:value="0.178" calcext:value-type="float">
            <text:p>0.17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225343" calcext:value-type="float">
            <text:p>225343</text:p>
          </table:table-cell>
          <table:table-cell office:value-type="float" office:value="0.157" calcext:value-type="float">
            <text:p>0.15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235013" calcext:value-type="float">
            <text:p>235013</text:p>
          </table:table-cell>
          <table:table-cell office:value-type="float" office:value="0.135" calcext:value-type="float">
            <text:p>0.1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242896" calcext:value-type="float">
            <text:p>242896</text:p>
          </table:table-cell>
          <table:table-cell office:value-type="float" office:value="0.118" calcext:value-type="float">
            <text:p>0.11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251920" calcext:value-type="float">
            <text:p>251920</text:p>
          </table:table-cell>
          <table:table-cell office:value-type="float" office:value="0.108" calcext:value-type="float">
            <text:p>0.10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261304" calcext:value-type="float">
            <text:p>261304</text:p>
          </table:table-cell>
          <table:table-cell office:value-type="float" office:value="0.094" calcext:value-type="float">
            <text:p>0.09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270955" calcext:value-type="float">
            <text:p>270955</text:p>
          </table:table-cell>
          <table:table-cell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212617" calcext:value-type="float">
            <text:p>1212617</text:p>
          </table:table-cell>
          <table:table-cell office:value-type="float" office:value="2.708" calcext:value-type="float">
            <text:p>2.7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1278530" calcext:value-type="float">
            <text:p>1278530</text:p>
          </table:table-cell>
          <table:table-cell office:value-type="float" office:value="1.415" calcext:value-type="float">
            <text:p>1.4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498366" calcext:value-type="float">
            <text:p>1498366</text:p>
          </table:table-cell>
          <table:table-cell office:value-type="float" office:value="1.451" calcext:value-type="float">
            <text:p>1.4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1704328" calcext:value-type="float">
            <text:p>1704328</text:p>
          </table:table-cell>
          <table:table-cell office:value-type="float" office:value="1.325" calcext:value-type="float">
            <text:p>1.3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1975983" calcext:value-type="float">
            <text:p>1975983</text:p>
          </table:table-cell>
          <table:table-cell office:value-type="float" office:value="1.604" calcext:value-type="float">
            <text:p>1.6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2234178" calcext:value-type="float">
            <text:p>2234178</text:p>
          </table:table-cell>
          <table:table-cell office:value-type="float" office:value="1.613" calcext:value-type="float">
            <text:p>1.6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2478587" calcext:value-type="float">
            <text:p>2478587</text:p>
          </table:table-cell>
          <table:table-cell office:value-type="float" office:value="1.436" calcext:value-type="float">
            <text:p>1.4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2757573" calcext:value-type="float">
            <text:p>2757573</text:p>
          </table:table-cell>
          <table:table-cell office:value-type="float" office:value="1.431" calcext:value-type="float">
            <text:p>1.43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3058072" calcext:value-type="float">
            <text:p>3058072</text:p>
          </table:table-cell>
          <table:table-cell office:value-type="float" office:value="1.49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3344800" calcext:value-type="float">
            <text:p>3344800</text:p>
          </table:table-cell>
          <table:table-cell office:value-type="float" office:value="1.458" calcext:value-type="float">
            <text:p>1.45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3647046" calcext:value-type="float">
            <text:p>3647046</text:p>
          </table:table-cell>
          <table:table-cell office:value-type="float" office:value="1.475" calcext:value-type="float">
            <text:p>1.47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3933492" calcext:value-type="float">
            <text:p>3933492</text:p>
          </table:table-cell>
          <table:table-cell office:value-type="float" office:value="1.483" calcext:value-type="float">
            <text:p>1.4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4227671" calcext:value-type="float">
            <text:p>4227671</text:p>
          </table:table-cell>
          <table:table-cell office:value-type="float" office:value="1.493" calcext:value-type="float">
            <text:p>1.4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4523216" calcext:value-type="float">
            <text:p>4523216</text:p>
          </table:table-cell>
          <table:table-cell office:value-type="float" office:value="1.463" calcext:value-type="float">
            <text:p>1.46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4818332" calcext:value-type="float">
            <text:p>4818332</text:p>
          </table:table-cell>
          <table:table-cell office:value-type="float" office:value="1.26" calcext:value-type="float">
            <text:p>1.2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5109331" calcext:value-type="float">
            <text:p>5109331</text:p>
          </table:table-cell>
          <table:table-cell office:value-type="float" office:value="1.193" calcext:value-type="float">
            <text:p>1.19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5406784" calcext:value-type="float">
            <text:p>5406784</text:p>
          </table:table-cell>
          <table:table-cell office:value-type="float" office:value="0.959" calcext:value-type="float">
            <text:p>0.95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5701942" calcext:value-type="float">
            <text:p>5701942</text:p>
          </table:table-cell>
          <table:table-cell office:value-type="float" office:value="0.721" calcext:value-type="float">
            <text:p>0.7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5994578" calcext:value-type="float">
            <text:p>5994578</text:p>
          </table:table-cell>
          <table:table-cell office:value-type="float" office:value="0.598" calcext:value-type="float">
            <text:p>0.59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6292028" calcext:value-type="float">
            <text:p>6292028</text:p>
          </table:table-cell>
          <table:table-cell office:value-type="float" office:value="0.501" calcext:value-type="float">
            <text:p>0.50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6587077" calcext:value-type="float">
            <text:p>6587077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6878240" calcext:value-type="float">
            <text:p>6878240</text:p>
          </table:table-cell>
          <table:table-cell office:value-type="float" office:value="0.296" calcext:value-type="float">
            <text:p>0.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7173030" calcext:value-type="float">
            <text:p>7173030</text:p>
          </table:table-cell>
          <table:table-cell office:value-type="float" office:value="0.208" calcext:value-type="float">
            <text:p>0.20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1178" calcext:value-type="float">
            <text:p>0.011178</text:p>
          </table:table-cell>
          <table:table-cell office:value-type="float" office:value="7472265" calcext:value-type="float">
            <text:p>7472265</text:p>
          </table:table-cell>
          <table:table-cell office:value-type="float" office:value="0.166" calcext:value-type="float">
            <text:p>0.16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3076" calcext:value-type="float">
            <text:p>0.013076</text:p>
          </table:table-cell>
          <table:table-cell office:value-type="float" office:value="7766141" calcext:value-type="float">
            <text:p>7766141</text:p>
          </table:table-cell>
          <table:table-cell office:value-type="float" office:value="0.147" calcext:value-type="float">
            <text:p>0.14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5593" calcext:value-type="float">
            <text:p>0.015593</text:p>
          </table:table-cell>
          <table:table-cell office:value-type="float" office:value="8057420" calcext:value-type="float">
            <text:p>8057420</text:p>
          </table:table-cell>
          <table:table-cell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8397" calcext:value-type="float">
            <text:p>0.018397</text:p>
          </table:table-cell>
          <table:table-cell office:value-type="float" office:value="8353853" calcext:value-type="float">
            <text:p>8353853</text:p>
          </table:table-cell>
          <table:table-cell office:value-type="float" office:value="0.114" calcext:value-type="float">
            <text:p>0.11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22232" calcext:value-type="float">
            <text:p>0.022232</text:p>
          </table:table-cell>
          <table:table-cell office:value-type="float" office:value="8648667" calcext:value-type="float">
            <text:p>8648667</text:p>
          </table:table-cell>
          <table:table-cell office:value-type="float" office:value="0.098" calcext:value-type="float">
            <text:p>0.09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113638" calcext:value-type="float">
            <text:p>0.113638</text:p>
          </table:table-cell>
          <table:table-cell office:value-type="float" office:value="1241514213" calcext:value-type="float">
            <text:p>1241514213</text:p>
          </table:table-cell>
          <table:table-cell office:value-type="float" office:value="2.727" calcext:value-type="float">
            <text:p>2.7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30739" calcext:value-type="float">
            <text:p>0.230739</text:p>
          </table:table-cell>
          <table:table-cell office:value-type="float" office:value="1308629155" calcext:value-type="float">
            <text:p>1308629155</text:p>
          </table:table-cell>
          <table:table-cell office:value-type="float" office:value="1.419" calcext:value-type="float">
            <text:p>1.4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62877" calcext:value-type="float">
            <text:p>0.262877</text:p>
          </table:table-cell>
          <table:table-cell office:value-type="float" office:value="1535054031" calcext:value-type="float">
            <text:p>1535054031</text:p>
          </table:table-cell>
          <table:table-cell office:value-type="float" office:value="1.466" calcext:value-type="float">
            <text:p>1.46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26705" calcext:value-type="float">
            <text:p>0.326705</text:p>
          </table:table-cell>
          <table:table-cell office:value-type="float" office:value="1744848079" calcext:value-type="float">
            <text:p>1744848079</text:p>
          </table:table-cell>
          <table:table-cell office:value-type="float" office:value="1.334" calcext:value-type="float">
            <text:p>1.3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13039" calcext:value-type="float">
            <text:p>0.313039</text:p>
          </table:table-cell>
          <table:table-cell office:value-type="float" office:value="2025943778" calcext:value-type="float">
            <text:p>2025943778</text:p>
          </table:table-cell>
          <table:table-cell office:value-type="float" office:value="1.622" calcext:value-type="float">
            <text:p>1.6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53815" calcext:value-type="float">
            <text:p>0.353815</text:p>
          </table:table-cell>
          <table:table-cell office:value-type="float" office:value="2285919746" calcext:value-type="float">
            <text:p>2285919746</text:p>
          </table:table-cell>
          <table:table-cell office:value-type="float" office:value="1.608" calcext:value-type="float">
            <text:p>1.6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38298" calcext:value-type="float">
            <text:p>0.438298</text:p>
          </table:table-cell>
          <table:table-cell office:value-type="float" office:value="2535542160" calcext:value-type="float">
            <text:p>2535542160</text:p>
          </table:table-cell>
          <table:table-cell office:value-type="float" office:value="1.431" calcext:value-type="float">
            <text:p>1.43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87063" calcext:value-type="float">
            <text:p>0.487063</text:p>
          </table:table-cell>
          <table:table-cell office:value-type="float" office:value="2824586797" calcext:value-type="float">
            <text:p>2824586797</text:p>
          </table:table-cell>
          <table:table-cell office:value-type="float" office:value="1.439" calcext:value-type="float">
            <text:p>1.43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52525" calcext:value-type="float">
            <text:p>0.52525</text:p>
          </table:table-cell>
          <table:table-cell office:value-type="float" office:value="3130524259" calcext:value-type="float">
            <text:p>3130524259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588512" calcext:value-type="float">
            <text:p>0.588512</text:p>
          </table:table-cell>
          <table:table-cell office:value-type="float" office:value="3425629903" calcext:value-type="float">
            <text:p>3425629903</text:p>
          </table:table-cell>
          <table:table-cell office:value-type="float" office:value="1.449" calcext:value-type="float">
            <text:p>1.4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25584" calcext:value-type="float">
            <text:p>0.625584</text:p>
          </table:table-cell>
          <table:table-cell office:value-type="float" office:value="3731451432" calcext:value-type="float">
            <text:p>3731451432</text:p>
          </table:table-cell>
          <table:table-cell office:value-type="float" office:value="1.479" calcext:value-type="float">
            <text:p>1.47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66572" calcext:value-type="float">
            <text:p>0.666572</text:p>
          </table:table-cell>
          <table:table-cell office:value-type="float" office:value="4028060702" calcext:value-type="float">
            <text:p>4028060702</text:p>
          </table:table-cell>
          <table:table-cell office:value-type="float" office:value="1.497" calcext:value-type="float">
            <text:p>1.49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17782" calcext:value-type="float">
            <text:p>0.717782</text:p>
          </table:table-cell>
          <table:table-cell office:value-type="float" office:value="4328791214" calcext:value-type="float">
            <text:p>4328791214</text:p>
          </table:table-cell>
          <table:table-cell office:value-type="float" office:value="1.494" calcext:value-type="float">
            <text:p>1.49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84632" calcext:value-type="float">
            <text:p>0.784632</text:p>
          </table:table-cell>
          <table:table-cell office:value-type="float" office:value="4629336413" calcext:value-type="float">
            <text:p>4629336413</text:p>
          </table:table-cell>
          <table:table-cell office:value-type="float" office:value="1.467" calcext:value-type="float">
            <text:p>1.4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929809" calcext:value-type="float">
            <text:p>0.929809</text:p>
          </table:table-cell>
          <table:table-cell office:value-type="float" office:value="4931410489" calcext:value-type="float">
            <text:p>4931410489</text:p>
          </table:table-cell>
          <table:table-cell office:value-type="float" office:value="1.313" calcext:value-type="float">
            <text:p>1.31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101154" calcext:value-type="float">
            <text:p>1.101154</text:p>
          </table:table-cell>
          <table:table-cell office:value-type="float" office:value="5233072414" calcext:value-type="float">
            <text:p>5233072414</text:p>
          </table:table-cell>
          <table:table-cell office:value-type="float" office:value="1.175" calcext:value-type="float">
            <text:p>1.17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412553" calcext:value-type="float">
            <text:p>1.412553</text:p>
          </table:table-cell>
          <table:table-cell office:value-type="float" office:value="5535101059" calcext:value-type="float">
            <text:p>5535101059</text:p>
          </table:table-cell>
          <table:table-cell office:value-type="float" office:value="0.969" calcext:value-type="float">
            <text:p>0.96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97447" calcext:value-type="float">
            <text:p>1.97447</text:p>
          </table:table-cell>
          <table:table-cell office:value-type="float" office:value="5836413423" calcext:value-type="float">
            <text:p>5836413423</text:p>
          </table:table-cell>
          <table:table-cell office:value-type="float" office:value="0.731" calcext:value-type="float">
            <text:p>0.73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548616" calcext:value-type="float">
            <text:p>2.548616</text:p>
          </table:table-cell>
          <table:table-cell office:value-type="float" office:value="6138569152" calcext:value-type="float">
            <text:p>6138569152</text:p>
          </table:table-cell>
          <table:table-cell office:value-type="float" office:value="0.599" calcext:value-type="float">
            <text:p>0.59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139015" calcext:value-type="float">
            <text:p>3.139015</text:p>
          </table:table-cell>
          <table:table-cell office:value-type="float" office:value="6440757524" calcext:value-type="float">
            <text:p>6440757524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572456" calcext:value-type="float">
            <text:p>3.572456</text:p>
          </table:table-cell>
          <table:table-cell office:value-type="float" office:value="6742676304" calcext:value-type="float">
            <text:p>6742676304</text:p>
          </table:table-cell>
          <table:table-cell office:value-type="float" office:value="0.467" calcext:value-type="float">
            <text:p>0.46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820635" calcext:value-type="float">
            <text:p>4.820635</text:p>
          </table:table-cell>
          <table:table-cell office:value-type="float" office:value="7044478993" calcext:value-type="float">
            <text:p>7044478993</text:p>
          </table:table-cell>
          <table:table-cell office:value-type="float" office:value="0.362" calcext:value-type="float">
            <text:p>0.36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088709" calcext:value-type="float">
            <text:p>8.088709</text:p>
          </table:table-cell>
          <table:table-cell office:value-type="float" office:value="7346536260" calcext:value-type="float">
            <text:p>7346536260</text:p>
          </table:table-cell>
          <table:table-cell office:value-type="float" office:value="0.225" calcext:value-type="float">
            <text:p>0.22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929843" calcext:value-type="float">
            <text:p>10.929843</text:p>
          </table:table-cell>
          <table:table-cell office:value-type="float" office:value="7648551074" calcext:value-type="float">
            <text:p>7648551074</text:p>
          </table:table-cell>
          <table:table-cell office:value-type="float" office:value="0.173" calcext:value-type="float">
            <text:p>0.17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3.261631" calcext:value-type="float">
            <text:p>13.261631</text:p>
          </table:table-cell>
          <table:table-cell office:value-type="float" office:value="7950591748" calcext:value-type="float">
            <text:p>7950591748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5.701284" calcext:value-type="float">
            <text:p>15.701284</text:p>
          </table:table-cell>
          <table:table-cell office:value-type="float" office:value="8252729461" calcext:value-type="float">
            <text:p>8252729461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8.15188" calcext:value-type="float">
            <text:p>18.15188</text:p>
          </table:table-cell>
          <table:table-cell office:value-type="float" office:value="8554584770" calcext:value-type="float">
            <text:p>8554584770</text:p>
          </table:table-cell>
          <table:table-cell office:value-type="float" office:value="0.116" calcext:value-type="float">
            <text:p>0.11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2.098327" calcext:value-type="float">
            <text:p>22.098327</text:p>
          </table:table-cell>
          <table:table-cell office:value-type="float" office:value="8856585805" calcext:value-type="float">
            <text:p>8856585805</text:p>
          </table:table-cell>
          <table:table-cell office:value-type="float" office:value="0.099" calcext:value-type="float">
            <text:p>0.099</text:p>
          </table:table-cell>
          <table:table-cell table:number-columns-repeated="3"/>
        </table:table-row>
      </table:table>
      <table:table table:name="binsearch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table:number-columns-repeated="2"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33993" calcext:value-type="float">
            <text:p>33993</text:p>
          </table:table-cell>
          <table:table-cell office:value-type="float" office:value="2.019" calcext:value-type="float">
            <text:p>2.019</text:p>
          </table:table-cell>
          <table:table-cell table:number-columns-repeated="2"/>
          <table:table-cell table:formula="of:=AVERAGE([.F2:.F85])" office:value-type="float" office:value="0.817654761904762" calcext:value-type="float">
            <text:p>0.817654761904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41608" calcext:value-type="float">
            <text:p>41608</text:p>
          </table:table-cell>
          <table:table-cell office:value-type="float" office:value="1.267" calcext:value-type="float">
            <text:p>1.2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7800" calcext:value-type="float">
            <text:p>47800</text:p>
          </table:table-cell>
          <table:table-cell office:value-type="float" office:value="1.165" calcext:value-type="float">
            <text:p>1.16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52973" calcext:value-type="float">
            <text:p>52973</text:p>
          </table:table-cell>
          <table:table-cell office:value-type="float" office:value="1.051" calcext:value-type="float">
            <text:p>1.0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60574" calcext:value-type="float">
            <text:p>60574</text:p>
          </table:table-cell>
          <table:table-cell office:value-type="float" office:value="1.204" calcext:value-type="float">
            <text:p>1.2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67823" calcext:value-type="float">
            <text:p>67823</text:p>
          </table:table-cell>
          <table:table-cell office:value-type="float" office:value="1.183" calcext:value-type="float">
            <text:p>1.18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74961" calcext:value-type="float">
            <text:p>74961</text:p>
          </table:table-cell>
          <table:table-cell office:value-type="float" office:value="1.042" calcext:value-type="float">
            <text:p>1.04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82330" calcext:value-type="float">
            <text:p>82330</text:p>
          </table:table-cell>
          <table:table-cell office:value-type="float" office:value="1.049" calcext:value-type="float">
            <text:p>1.0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91958" calcext:value-type="float">
            <text:p>91958</text:p>
          </table:table-cell>
          <table:table-cell office:value-type="float" office:value="1.067" calcext:value-type="float">
            <text:p>1.0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99330" calcext:value-type="float">
            <text:p>99330</text:p>
          </table:table-cell>
          <table:table-cell office:value-type="float" office:value="1.013" calcext:value-type="float">
            <text:p>1.0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107341" calcext:value-type="float">
            <text:p>107341</text:p>
          </table:table-cell>
          <table:table-cell office:value-type="float" office:value="1.032" calcext:value-type="float">
            <text:p>1.0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115530" calcext:value-type="float">
            <text:p>115530</text:p>
          </table:table-cell>
          <table:table-cell office:value-type="float" office:value="0.974" calcext:value-type="float">
            <text:p>0.97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123637" calcext:value-type="float">
            <text:p>123637</text:p>
          </table:table-cell>
          <table:table-cell office:value-type="float" office:value="0.878" calcext:value-type="float">
            <text:p>0.87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131494" calcext:value-type="float">
            <text:p>131494</text:p>
          </table:table-cell>
          <table:table-cell office:value-type="float" office:value="0.941" calcext:value-type="float">
            <text:p>0.94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140347" calcext:value-type="float">
            <text:p>140347</text:p>
          </table:table-cell>
          <table:table-cell office:value-type="float" office:value="0.722" calcext:value-type="float">
            <text:p>0.72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147662" calcext:value-type="float">
            <text:p>147662</text:p>
          </table:table-cell>
          <table:table-cell office:value-type="float" office:value="0.773" calcext:value-type="float">
            <text:p>0.77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155991" calcext:value-type="float">
            <text:p>155991</text:p>
          </table:table-cell>
          <table:table-cell office:value-type="float" office:value="0.745" calcext:value-type="float">
            <text:p>0.74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164254" calcext:value-type="float">
            <text:p>164254</text:p>
          </table:table-cell>
          <table:table-cell office:value-type="float" office:value="0.667" calcext:value-type="float">
            <text:p>0.6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" calcext:value-type="float">
            <text:p>9E-05</text:p>
          </table:table-cell>
          <table:table-cell office:value-type="float" office:value="172819" calcext:value-type="float">
            <text:p>172819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180614" calcext:value-type="float">
            <text:p>180614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188797" calcext:value-type="float">
            <text:p>188797</text:p>
          </table:table-cell>
          <table:table-cell office:value-type="float" office:value="0.278" calcext:value-type="float">
            <text:p>0.27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196986" calcext:value-type="float">
            <text:p>196986</text:p>
          </table:table-cell>
          <table:table-cell office:value-type="float" office:value="0.182" calcext:value-type="float">
            <text:p>0.18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206120" calcext:value-type="float">
            <text:p>206120</text:p>
          </table:table-cell>
          <table:table-cell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214730" calcext:value-type="float">
            <text:p>214730</text:p>
          </table:table-cell>
          <table:table-cell office:value-type="float" office:value="0.126" calcext:value-type="float">
            <text:p>0.12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221727" calcext:value-type="float">
            <text:p>221727</text:p>
          </table:table-cell>
          <table:table-cell office:value-type="float" office:value="0.102" calcext:value-type="float">
            <text:p>0.10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229718" calcext:value-type="float">
            <text:p>229718</text:p>
          </table:table-cell>
          <table:table-cell office:value-type="float" office:value="0.091" calcext:value-type="float">
            <text:p>0.09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238058" calcext:value-type="float">
            <text:p>238058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246703" calcext:value-type="float">
            <text:p>246703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081545" calcext:value-type="float">
            <text:p>1081545</text:p>
          </table:table-cell>
          <table:table-cell office:value-type="float" office:value="2.419" calcext:value-type="float">
            <text:p>2.4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1327775" calcext:value-type="float">
            <text:p>1327775</text:p>
          </table:table-cell>
          <table:table-cell office:value-type="float" office:value="1.391" calcext:value-type="float">
            <text:p>1.3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1522956" calcext:value-type="float">
            <text:p>1522956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1700244" calcext:value-type="float">
            <text:p>1700244</text:p>
          </table:table-cell>
          <table:table-cell office:value-type="float" office:value="1.15" calcext:value-type="float">
            <text:p>1.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947477" calcext:value-type="float">
            <text:p>1947477</text:p>
          </table:table-cell>
          <table:table-cell office:value-type="float" office:value="1.311" calcext:value-type="float">
            <text:p>1.31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2175768" calcext:value-type="float">
            <text:p>2175768</text:p>
          </table:table-cell>
          <table:table-cell office:value-type="float" office:value="1.299" calcext:value-type="float">
            <text:p>1.2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2387883" calcext:value-type="float">
            <text:p>2387883</text:p>
          </table:table-cell>
          <table:table-cell office:value-type="float" office:value="1.108" calcext:value-type="float">
            <text:p>1.1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2635221" calcext:value-type="float">
            <text:p>2635221</text:p>
          </table:table-cell>
          <table:table-cell office:value-type="float" office:value="1.083" calcext:value-type="float">
            <text:p>1.08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" calcext:value-type="float">
            <text:p>0.0007</text:p>
          </table:table-cell>
          <table:table-cell office:value-type="float" office:value="2903325" calcext:value-type="float">
            <text:p>2903325</text:p>
          </table:table-cell>
          <table:table-cell office:value-type="float" office:value="1.079" calcext:value-type="float">
            <text:p>1.07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3157449" calcext:value-type="float">
            <text:p>3157449</text:p>
          </table:table-cell>
          <table:table-cell office:value-type="float" office:value="1.056" calcext:value-type="float">
            <text:p>1.05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3427066" calcext:value-type="float">
            <text:p>3427066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3681715" calcext:value-type="float">
            <text:p>3681715</text:p>
          </table:table-cell>
          <table:table-cell office:value-type="float" office:value="1.037" calcext:value-type="float">
            <text:p>1.03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013" calcext:value-type="float">
            <text:p>0.001013</text:p>
          </table:table-cell>
          <table:table-cell office:value-type="float" office:value="3942944" calcext:value-type="float">
            <text:p>3942944</text:p>
          </table:table-cell>
          <table:table-cell office:value-type="float" office:value="1.009" calcext:value-type="float">
            <text:p>1.00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4205538" calcext:value-type="float">
            <text:p>4205538</text:p>
          </table:table-cell>
          <table:table-cell office:value-type="float" office:value="0.992" calcext:value-type="float">
            <text:p>0.99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4467925" calcext:value-type="float">
            <text:p>4467925</text:p>
          </table:table-cell>
          <table:table-cell office:value-type="float" office:value="0.943" calcext:value-type="float">
            <text:p>0.94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4726636" calcext:value-type="float">
            <text:p>4726636</text:p>
          </table:table-cell>
          <table:table-cell office:value-type="float" office:value="0.892" calcext:value-type="float">
            <text:p>0.89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86" calcext:value-type="float">
            <text:p>0.001586</text:p>
          </table:table-cell>
          <table:table-cell office:value-type="float" office:value="4990913" calcext:value-type="float">
            <text:p>4990913</text:p>
          </table:table-cell>
          <table:table-cell office:value-type="float" office:value="0.817" calcext:value-type="float">
            <text:p>0.8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848" calcext:value-type="float">
            <text:p>0.001848</text:p>
          </table:table-cell>
          <table:table-cell office:value-type="float" office:value="5253282" calcext:value-type="float">
            <text:p>5253282</text:p>
          </table:table-cell>
          <table:table-cell office:value-type="float" office:value="0.738" calcext:value-type="float">
            <text:p>0.73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261" calcext:value-type="float">
            <text:p>0.002261</text:p>
          </table:table-cell>
          <table:table-cell office:value-type="float" office:value="5513388" calcext:value-type="float">
            <text:p>5513388</text:p>
          </table:table-cell>
          <table:table-cell office:value-type="float" office:value="0.634" calcext:value-type="float">
            <text:p>0.63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5777929" calcext:value-type="float">
            <text:p>5777929</text:p>
          </table:table-cell>
          <table:table-cell office:value-type="float" office:value="0.566" calcext:value-type="float">
            <text:p>0.56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6040308" calcext:value-type="float">
            <text:p>6040308</text:p>
          </table:table-cell>
          <table:table-cell office:value-type="float" office:value="0.466" calcext:value-type="float">
            <text:p>0.46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6298809" calcext:value-type="float">
            <text:p>6298809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7805" calcext:value-type="float">
            <text:p>0.007805</text:p>
          </table:table-cell>
          <table:table-cell office:value-type="float" office:value="6560693" calcext:value-type="float">
            <text:p>6560693</text:p>
          </table:table-cell>
          <table:table-cell office:value-type="float" office:value="0.217" calcext:value-type="float">
            <text:p>0.21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9419" calcext:value-type="float">
            <text:p>0.009419</text:p>
          </table:table-cell>
          <table:table-cell office:value-type="float" office:value="6827009" calcext:value-type="float">
            <text:p>6827009</text:p>
          </table:table-cell>
          <table:table-cell office:value-type="float" office:value="0.184" calcext:value-type="float">
            <text:p>0.18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088071" calcext:value-type="float">
            <text:p>7088071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5147" calcext:value-type="float">
            <text:p>0.015147</text:p>
          </table:table-cell>
          <table:table-cell office:value-type="float" office:value="7346900" calcext:value-type="float">
            <text:p>7346900</text:p>
          </table:table-cell>
          <table:table-cell office:value-type="float" office:value="0.121" calcext:value-type="float">
            <text:p>0.12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7610384" calcext:value-type="float">
            <text:p>7610384</text:p>
          </table:table-cell>
          <table:table-cell office:value-type="float" office:value="0.107" calcext:value-type="float">
            <text:p>0.10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21318" calcext:value-type="float">
            <text:p>0.021318</text:p>
          </table:table-cell>
          <table:table-cell office:value-type="float" office:value="7872623" calcext:value-type="float">
            <text:p>7872623</text:p>
          </table:table-cell>
          <table:table-cell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114494" calcext:value-type="float">
            <text:p>0.114494</text:p>
          </table:table-cell>
          <table:table-cell office:value-type="float" office:value="1107296485" calcext:value-type="float">
            <text:p>1107296485</text:p>
          </table:table-cell>
          <table:table-cell office:value-type="float" office:value="2.451" calcext:value-type="float">
            <text:p>2.4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45624" calcext:value-type="float">
            <text:p>0.245624</text:p>
          </table:table-cell>
          <table:table-cell office:value-type="float" office:value="1358962319" calcext:value-type="float">
            <text:p>1358962319</text:p>
          </table:table-cell>
          <table:table-cell office:value-type="float" office:value="1.394" calcext:value-type="float">
            <text:p>1.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85928" calcext:value-type="float">
            <text:p>0.285928</text:p>
          </table:table-cell>
          <table:table-cell office:value-type="float" office:value="1560222243" calcext:value-type="float">
            <text:p>1560222243</text:p>
          </table:table-cell>
          <table:table-cell office:value-type="float" office:value="1.376" calcext:value-type="float">
            <text:p>1.3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7544" calcext:value-type="float">
            <text:p>0.377544</text:p>
          </table:table-cell>
          <table:table-cell office:value-type="float" office:value="1740655484" calcext:value-type="float">
            <text:p>1740655484</text:p>
          </table:table-cell>
          <table:table-cell office:value-type="float" office:value="1.159" calcext:value-type="float">
            <text:p>1.1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9035" calcext:value-type="float">
            <text:p>0.379035</text:p>
          </table:table-cell>
          <table:table-cell office:value-type="float" office:value="1996578985" calcext:value-type="float">
            <text:p>1996578985</text:p>
          </table:table-cell>
          <table:table-cell office:value-type="float" office:value="1.324" calcext:value-type="float">
            <text:p>1.3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31482" calcext:value-type="float">
            <text:p>0.431482</text:p>
          </table:table-cell>
          <table:table-cell office:value-type="float" office:value="2226151434" calcext:value-type="float">
            <text:p>2226151434</text:p>
          </table:table-cell>
          <table:table-cell office:value-type="float" office:value="1.299" calcext:value-type="float">
            <text:p>1.2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554188" calcext:value-type="float">
            <text:p>0.554188</text:p>
          </table:table-cell>
          <table:table-cell office:value-type="float" office:value="2442735792" calcext:value-type="float">
            <text:p>2442735792</text:p>
          </table:table-cell>
          <table:table-cell office:value-type="float" office:value="1.108" calcext:value-type="float">
            <text:p>1.1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28852" calcext:value-type="float">
            <text:p>0.628852</text:p>
          </table:table-cell>
          <table:table-cell office:value-type="float" office:value="2699284530" calcext:value-type="float">
            <text:p>2699284530</text:p>
          </table:table-cell>
          <table:table-cell office:value-type="float" office:value="1.079" calcext:value-type="float">
            <text:p>1.0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83373" calcext:value-type="float">
            <text:p>0.683373</text:p>
          </table:table-cell>
          <table:table-cell office:value-type="float" office:value="2972178564" calcext:value-type="float">
            <text:p>2972178564</text:p>
          </table:table-cell>
          <table:table-cell office:value-type="float" office:value="1.095" calcext:value-type="float">
            <text:p>1.09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71562" calcext:value-type="float">
            <text:p>0.771562</text:p>
          </table:table-cell>
          <table:table-cell office:value-type="float" office:value="3233735195" calcext:value-type="float">
            <text:p>3233735195</text:p>
          </table:table-cell>
          <table:table-cell office:value-type="float" office:value="1.055" calcext:value-type="float">
            <text:p>1.0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31142" calcext:value-type="float">
            <text:p>0.831142</text:p>
          </table:table-cell>
          <table:table-cell office:value-type="float" office:value="3506421784" calcext:value-type="float">
            <text:p>3506421784</text:p>
          </table:table-cell>
          <table:table-cell office:value-type="float" office:value="1.061" calcext:value-type="float">
            <text:p>1.0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913651" calcext:value-type="float">
            <text:p>0.913651</text:p>
          </table:table-cell>
          <table:table-cell office:value-type="float" office:value="3770152513" calcext:value-type="float">
            <text:p>3770152513</text:p>
          </table:table-cell>
          <table:table-cell office:value-type="float" office:value="1.035" calcext:value-type="float">
            <text:p>1.03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02562" calcext:value-type="float">
            <text:p>1.002562</text:p>
          </table:table-cell>
          <table:table-cell office:value-type="float" office:value="4037158786" calcext:value-type="float">
            <text:p>4037158786</text:p>
          </table:table-cell>
          <table:table-cell office:value-type="float" office:value="1.011" calcext:value-type="float">
            <text:p>1.01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96679" calcext:value-type="float">
            <text:p>1.096679</text:p>
          </table:table-cell>
          <table:table-cell office:value-type="float" office:value="4304320280" calcext:value-type="float">
            <text:p>4304320280</text:p>
          </table:table-cell>
          <table:table-cell office:value-type="float" office:value="0.987" calcext:value-type="float">
            <text:p>0.98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21563" calcext:value-type="float">
            <text:p>1.21563</text:p>
          </table:table-cell>
          <table:table-cell office:value-type="float" office:value="4572916272" calcext:value-type="float">
            <text:p>4572916272</text:p>
          </table:table-cell>
          <table:table-cell office:value-type="float" office:value="0.945" calcext:value-type="float">
            <text:p>0.94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351467" calcext:value-type="float">
            <text:p>1.351467</text:p>
          </table:table-cell>
          <table:table-cell office:value-type="float" office:value="4841045203" calcext:value-type="float">
            <text:p>4841045203</text:p>
          </table:table-cell>
          <table:table-cell office:value-type="float" office:value="0.899" calcext:value-type="float">
            <text:p>0.8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531886" calcext:value-type="float">
            <text:p>1.531886</text:p>
          </table:table-cell>
          <table:table-cell office:value-type="float" office:value="5109437839" calcext:value-type="float">
            <text:p>5109437839</text:p>
          </table:table-cell>
          <table:table-cell office:value-type="float" office:value="0.837" calcext:value-type="float">
            <text:p>0.83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84293" calcext:value-type="float">
            <text:p>1.84293</text:p>
          </table:table-cell>
          <table:table-cell office:value-type="float" office:value="5377209759" calcext:value-type="float">
            <text:p>5377209759</text:p>
          </table:table-cell>
          <table:table-cell office:value-type="float" office:value="0.731" calcext:value-type="float">
            <text:p>0.73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177615" calcext:value-type="float">
            <text:p>2.177615</text:p>
          </table:table-cell>
          <table:table-cell office:value-type="float" office:value="5645785172" calcext:value-type="float">
            <text:p>5645785172</text:p>
          </table:table-cell>
          <table:table-cell office:value-type="float" office:value="0.641" calcext:value-type="float">
            <text:p>0.64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527842" calcext:value-type="float">
            <text:p>2.527842</text:p>
          </table:table-cell>
          <table:table-cell office:value-type="float" office:value="5914459438" calcext:value-type="float">
            <text:p>5914459438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884212" calcext:value-type="float">
            <text:p>2.884212</text:p>
          </table:table-cell>
          <table:table-cell office:value-type="float" office:value="6182837107" calcext:value-type="float">
            <text:p>6182837107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619138" calcext:value-type="float">
            <text:p>3.619138</text:p>
          </table:table-cell>
          <table:table-cell office:value-type="float" office:value="6451064004" calcext:value-type="float">
            <text:p>6451064004</text:p>
          </table:table-cell>
          <table:table-cell office:value-type="float" office:value="0.441" calcext:value-type="float">
            <text:p>0.44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557842" calcext:value-type="float">
            <text:p>5.557842</text:p>
          </table:table-cell>
          <table:table-cell office:value-type="float" office:value="6719582131" calcext:value-type="float">
            <text:p>6719582131</text:p>
          </table:table-cell>
          <table:table-cell office:value-type="float" office:value="0.301" calcext:value-type="float">
            <text:p>0.30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147895" calcext:value-type="float">
            <text:p>8.147895</text:p>
          </table:table-cell>
          <table:table-cell office:value-type="float" office:value="6988034259" calcext:value-type="float">
            <text:p>6988034259</text:p>
          </table:table-cell>
          <table:table-cell office:value-type="float" office:value="0.215" calcext:value-type="float">
            <text:p>0.21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1.260687" calcext:value-type="float">
            <text:p>11.260687</text:p>
          </table:table-cell>
          <table:table-cell office:value-type="float" office:value="7256528917" calcext:value-type="float">
            <text:p>7256528917</text:p>
          </table:table-cell>
          <table:table-cell office:value-type="float" office:value="0.162" calcext:value-type="float">
            <text:p>0.16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5.106766" calcext:value-type="float">
            <text:p>15.106766</text:p>
          </table:table-cell>
          <table:table-cell office:value-type="float" office:value="7525092063" calcext:value-type="float">
            <text:p>7525092063</text:p>
          </table:table-cell>
          <table:table-cell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98046511104" calcext:value-type="float">
            <text:p>43980465111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8.0685" calcext:value-type="float">
            <text:p>18.0685</text:p>
          </table:table-cell>
          <table:table-cell office:value-type="float" office:value="7793407939" calcext:value-type="float">
            <text:p>7793407939</text:p>
          </table:table-cell>
          <table:table-cell office:value-type="float" office:value="0.109" calcext:value-type="float">
            <text:p>0.10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92186044416" calcext:value-type="float">
            <text:p>175921860444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1.793973" calcext:value-type="float">
            <text:p>21.793973</text:p>
          </table:table-cell>
          <table:table-cell office:value-type="float" office:value="8061854904" calcext:value-type="float">
            <text:p>8061854904</text:p>
          </table:table-cell>
          <table:table-cell office:value-type="float" office:value="0.094" calcext:value-type="float">
            <text:p>0.094</text:p>
          </table:table-cell>
          <table:table-cell table:number-columns-repeated="3"/>
        </table:table-row>
      </table:table>
      <table:table table:name="diagram" table:style-name="ta1"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insearch0</text:p>
          </table:table-cell>
          <table:table-cell office:value-type="string" calcext:value-type="string">
            <text:p>binsearch1</text:p>
          </table:table-cell>
        </table:table-row>
        <table:table-row table:style-name="ro1">
          <table:table-cell table:formula="of:=ROUND([$binsearch0.B2];3)" office:value-type="float" office:value="0.001" calcext:value-type="float">
            <text:p>0.001</text:p>
          </table:table-cell>
          <table:table-cell office:value-type="float" office:value="0.114232" calcext:value-type="float">
            <text:p>0.114232</text:p>
          </table:table-cell>
          <table:table-cell office:value-type="float" office:value="0.113985" calcext:value-type="float">
            <text:p>0.113985</text:p>
          </table:table-cell>
        </table:table-row>
        <table:table-row table:style-name="ro1">
          <table:table-cell table:formula="of:=ROUND([$binsearch0.B3];3)" office:value-type="float" office:value="0.004" calcext:value-type="float">
            <text:p>0.004</text:p>
          </table:table-cell>
          <table:table-cell office:value-type="float" office:value="0.228918" calcext:value-type="float">
            <text:p>0.228918</text:p>
          </table:table-cell>
          <table:table-cell office:value-type="float" office:value="0.243694" calcext:value-type="float">
            <text:p>0.243694</text:p>
          </table:table-cell>
        </table:table-row>
        <table:table-row table:style-name="ro1">
          <table:table-cell table:formula="of:=ROUND([$binsearch0.B4];3)" office:value-type="float" office:value="0.016" calcext:value-type="float">
            <text:p>0.016</text:p>
          </table:table-cell>
          <table:table-cell office:value-type="float" office:value="0.259859" calcext:value-type="float">
            <text:p>0.259859</text:p>
          </table:table-cell>
          <table:table-cell office:value-type="float" office:value="0.286859" calcext:value-type="float">
            <text:p>0.286859</text:p>
          </table:table-cell>
        </table:table-row>
        <table:table-row table:style-name="ro1">
          <table:table-cell table:formula="of:=ROUND([$binsearch0.B5];3)" office:value-type="float" office:value="0.063" calcext:value-type="float">
            <text:p>0.063</text:p>
          </table:table-cell>
          <table:table-cell office:value-type="float" office:value="0.321894" calcext:value-type="float">
            <text:p>0.321894</text:p>
          </table:table-cell>
          <table:table-cell office:value-type="float" office:value="0.37068" calcext:value-type="float">
            <text:p>0.37068</text:p>
          </table:table-cell>
        </table:table-row>
        <table:table-row table:style-name="ro1">
          <table:table-cell table:formula="of:=ROUND([$binsearch0.B6];3)" office:value-type="float" office:value="0.25" calcext:value-type="float">
            <text:p>0.25</text:p>
          </table:table-cell>
          <table:table-cell office:value-type="float" office:value="0.311648" calcext:value-type="float">
            <text:p>0.311648</text:p>
          </table:table-cell>
          <table:table-cell office:value-type="float" office:value="0.376544" calcext:value-type="float">
            <text:p>0.376544</text:p>
          </table:table-cell>
        </table:table-row>
        <table:table-row table:style-name="ro1">
          <table:table-cell table:formula="of:=ROUND([$binsearch0.B7];3)" office:value-type="float" office:value="1" calcext:value-type="float">
            <text:p>1</text:p>
          </table:table-cell>
          <table:table-cell office:value-type="float" office:value="0.356149" calcext:value-type="float">
            <text:p>0.356149</text:p>
          </table:table-cell>
          <table:table-cell office:value-type="float" office:value="0.42141" calcext:value-type="float">
            <text:p>0.42141</text:p>
          </table:table-cell>
        </table:table-row>
        <table:table-row table:style-name="ro1">
          <table:table-cell table:formula="of:=ROUND([$binsearch0.B8];3)" office:value-type="float" office:value="4" calcext:value-type="float">
            <text:p>4</text:p>
          </table:table-cell>
          <table:table-cell office:value-type="float" office:value="0.452586" calcext:value-type="float">
            <text:p>0.452586</text:p>
          </table:table-cell>
          <table:table-cell office:value-type="float" office:value="0.533063" calcext:value-type="float">
            <text:p>0.533063</text:p>
          </table:table-cell>
        </table:table-row>
        <table:table-row table:style-name="ro1">
          <table:table-cell table:formula="of:=ROUND([$binsearch0.B9];3)" office:value-type="float" office:value="16" calcext:value-type="float">
            <text:p>16</text:p>
          </table:table-cell>
          <table:table-cell office:value-type="float" office:value="0.497173" calcext:value-type="float">
            <text:p>0.497173</text:p>
          </table:table-cell>
          <table:table-cell office:value-type="float" office:value="0.615423" calcext:value-type="float">
            <text:p>0.615423</text:p>
          </table:table-cell>
        </table:table-row>
        <table:table-row table:style-name="ro1">
          <table:table-cell table:formula="of:=ROUND([$binsearch0.B10];3)" office:value-type="float" office:value="64" calcext:value-type="float">
            <text:p>64</text:p>
          </table:table-cell>
          <table:table-cell office:value-type="float" office:value="0.525019" calcext:value-type="float">
            <text:p>0.525019</text:p>
          </table:table-cell>
          <table:table-cell office:value-type="float" office:value="0.657558" calcext:value-type="float">
            <text:p>0.657558</text:p>
          </table:table-cell>
        </table:table-row>
        <table:table-row table:style-name="ro1">
          <table:table-cell table:formula="of:=ROUND([$binsearch0.B11];3)" office:value-type="float" office:value="256" calcext:value-type="float">
            <text:p>256</text:p>
          </table:table-cell>
          <table:table-cell office:value-type="float" office:value="0.59904" calcext:value-type="float">
            <text:p>0.59904</text:p>
          </table:table-cell>
          <table:table-cell office:value-type="float" office:value="0.748659" calcext:value-type="float">
            <text:p>0.748659</text:p>
          </table:table-cell>
        </table:table-row>
        <table:table-row table:style-name="ro1">
          <table:table-cell table:formula="of:=ROUND([$binsearch0.B12];3)" office:value-type="float" office:value="1024" calcext:value-type="float">
            <text:p>1024</text:p>
          </table:table-cell>
          <table:table-cell office:value-type="float" office:value="0.638191" calcext:value-type="float">
            <text:p>0.638191</text:p>
          </table:table-cell>
          <table:table-cell office:value-type="float" office:value="0.800562" calcext:value-type="float">
            <text:p>0.800562</text:p>
          </table:table-cell>
        </table:table-row>
        <table:table-row table:style-name="ro1">
          <table:table-cell table:formula="of:=ROUND([$binsearch0.B13];3)" office:value-type="float" office:value="4096" calcext:value-type="float">
            <text:p>4096</text:p>
          </table:table-cell>
          <table:table-cell office:value-type="float" office:value="0.695068" calcext:value-type="float">
            <text:p>0.695068</text:p>
          </table:table-cell>
          <table:table-cell office:value-type="float" office:value="0.866592" calcext:value-type="float">
            <text:p>0.866592</text:p>
          </table:table-cell>
        </table:table-row>
        <table:table-row table:style-name="ro1">
          <table:table-cell table:formula="of:=ROUND([$binsearch0.B14];3)" office:value-type="float" office:value="16384" calcext:value-type="float">
            <text:p>16384</text:p>
          </table:table-cell>
          <table:table-cell office:value-type="float" office:value="0.730666" calcext:value-type="float">
            <text:p>0.730666</text:p>
          </table:table-cell>
          <table:table-cell office:value-type="float" office:value="0.951344" calcext:value-type="float">
            <text:p>0.951344</text:p>
          </table:table-cell>
        </table:table-row>
        <table:table-row table:style-name="ro1">
          <table:table-cell table:formula="of:=ROUND([$binsearch0.B15];3)" office:value-type="float" office:value="65536" calcext:value-type="float">
            <text:p>65536</text:p>
          </table:table-cell>
          <table:table-cell office:value-type="float" office:value="0.793828" calcext:value-type="float">
            <text:p>0.793828</text:p>
          </table:table-cell>
          <table:table-cell office:value-type="float" office:value="1.033028" calcext:value-type="float">
            <text:p>1.033028</text:p>
          </table:table-cell>
        </table:table-row>
        <table:table-row table:style-name="ro1">
          <table:table-cell table:formula="of:=ROUND([$binsearch0.B16];3)" office:value-type="float" office:value="262144" calcext:value-type="float">
            <text:p>262144</text:p>
          </table:table-cell>
          <table:table-cell office:value-type="float" office:value="0.960758" calcext:value-type="float">
            <text:p>0.960758</text:p>
          </table:table-cell>
          <table:table-cell office:value-type="float" office:value="1.144923" calcext:value-type="float">
            <text:p>1.144923</text:p>
          </table:table-cell>
        </table:table-row>
        <table:table-row table:style-name="ro1">
          <table:table-cell table:formula="of:=ROUND([$binsearch0.B17];3)" office:value-type="float" office:value="1048576" calcext:value-type="float">
            <text:p>1048576</text:p>
          </table:table-cell>
          <table:table-cell office:value-type="float" office:value="1.147447" calcext:value-type="float">
            <text:p>1.147447</text:p>
          </table:table-cell>
          <table:table-cell office:value-type="float" office:value="1.279552" calcext:value-type="float">
            <text:p>1.279552</text:p>
          </table:table-cell>
        </table:table-row>
        <table:table-row table:style-name="ro1">
          <table:table-cell table:formula="of:=ROUND([$binsearch0.B18];3)" office:value-type="float" office:value="4194304" calcext:value-type="float">
            <text:p>4194304</text:p>
          </table:table-cell>
          <table:table-cell office:value-type="float" office:value="1.423619" calcext:value-type="float">
            <text:p>1.423619</text:p>
          </table:table-cell>
          <table:table-cell office:value-type="float" office:value="1.468257" calcext:value-type="float">
            <text:p>1.468257</text:p>
          </table:table-cell>
        </table:table-row>
        <table:table-row table:style-name="ro1">
          <table:table-cell table:formula="of:=ROUND([$binsearch0.B19];3)" office:value-type="float" office:value="16777216" calcext:value-type="float">
            <text:p>16777216</text:p>
          </table:table-cell>
          <table:table-cell office:value-type="float" office:value="1.982142" calcext:value-type="float">
            <text:p>1.982142</text:p>
          </table:table-cell>
          <table:table-cell office:value-type="float" office:value="1.75122" calcext:value-type="float">
            <text:p>1.75122</text:p>
          </table:table-cell>
        </table:table-row>
        <table:table-row table:style-name="ro1">
          <table:table-cell table:formula="of:=ROUND([$binsearch0.B20];3)" office:value-type="float" office:value="67108864" calcext:value-type="float">
            <text:p>67108864</text:p>
          </table:table-cell>
          <table:table-cell office:value-type="float" office:value="2.61412" calcext:value-type="float">
            <text:p>2.61412</text:p>
          </table:table-cell>
          <table:table-cell office:value-type="float" office:value="2.079121" calcext:value-type="float">
            <text:p>2.079121</text:p>
          </table:table-cell>
        </table:table-row>
        <table:table-row table:style-name="ro1">
          <table:table-cell table:formula="of:=ROUND([$binsearch0.B21];3)" office:value-type="float" office:value="268435456" calcext:value-type="float">
            <text:p>268435456</text:p>
          </table:table-cell>
          <table:table-cell office:value-type="float" office:value="3.128763" calcext:value-type="float">
            <text:p>3.128763</text:p>
          </table:table-cell>
          <table:table-cell office:value-type="float" office:value="2.422869" calcext:value-type="float">
            <text:p>2.422869</text:p>
          </table:table-cell>
        </table:table-row>
        <table:table-row table:style-name="ro1">
          <table:table-cell table:formula="of:=ROUND([$binsearch0.B22];3)" office:value-type="float" office:value="1073741824" calcext:value-type="float">
            <text:p>1073741824</text:p>
          </table:table-cell>
          <table:table-cell office:value-type="float" office:value="3.642355" calcext:value-type="float">
            <text:p>3.642355</text:p>
          </table:table-cell>
          <table:table-cell office:value-type="float" office:value="2.82378" calcext:value-type="float">
            <text:p>2.82378</text:p>
          </table:table-cell>
        </table:table-row>
        <table:table-row table:style-name="ro1">
          <table:table-cell table:formula="of:=ROUND([$binsearch0.B23];3)" office:value-type="float" office:value="4294967296" calcext:value-type="float">
            <text:p>4294967296</text:p>
          </table:table-cell>
          <table:table-cell office:value-type="float" office:value="5.247399" calcext:value-type="float">
            <text:p>5.247399</text:p>
          </table:table-cell>
          <table:table-cell office:value-type="float" office:value="3.391687" calcext:value-type="float">
            <text:p>3.391687</text:p>
          </table:table-cell>
        </table:table-row>
        <table:table-row table:style-name="ro1">
          <table:table-cell table:formula="of:=ROUND([$binsearch0.B24];3)" office:value-type="float" office:value="17179869184" calcext:value-type="float">
            <text:p>17179869184</text:p>
          </table:table-cell>
          <table:table-cell office:value-type="float" office:value="8.981602" calcext:value-type="float">
            <text:p>8.981602</text:p>
          </table:table-cell>
          <table:table-cell office:value-type="float" office:value="4.863113" calcext:value-type="float">
            <text:p>4.863113</text:p>
          </table:table-cell>
        </table:table-row>
        <table:table-row table:style-name="ro1">
          <table:table-cell table:formula="of:=ROUND([$binsearch0.B25];3)" office:value-type="float" office:value="68719476736" calcext:value-type="float">
            <text:p>68719476736</text:p>
          </table:table-cell>
          <table:table-cell office:value-type="float" office:value="12.327317" calcext:value-type="float">
            <text:p>12.327317</text:p>
          </table:table-cell>
          <table:table-cell office:value-type="float" office:value="6.644454" calcext:value-type="float">
            <text:p>6.644454</text:p>
          </table:table-cell>
        </table:table-row>
        <table:table-row table:style-name="ro1">
          <table:table-cell table:formula="of:=ROUND([$binsearch0.B26];3)" office:value-type="float" office:value="274877906944" calcext:value-type="float">
            <text:p>274877906944</text:p>
          </table:table-cell>
          <table:table-cell office:value-type="float" office:value="16.264987" calcext:value-type="float">
            <text:p>16.264987</text:p>
          </table:table-cell>
          <table:table-cell office:value-type="float" office:value="8.421898" calcext:value-type="float">
            <text:p>8.421898</text:p>
          </table:table-cell>
        </table:table-row>
        <table:table-row table:style-name="ro1">
          <table:table-cell table:formula="of:=ROUND([$binsearch0.B27];3)" office:value-type="float" office:value="1099511627776" calcext:value-type="float">
            <text:p>1099511627776</text:p>
          </table:table-cell>
          <table:table-cell office:value-type="float" office:value="19.243876" calcext:value-type="float">
            <text:p>19.243876</text:p>
          </table:table-cell>
          <table:table-cell office:value-type="float" office:value="10.378126" calcext:value-type="float">
            <text:p>10.378126</text:p>
          </table:table-cell>
        </table:table-row>
      </table:table>
      <table:table table:name="0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38089" calcext:value-type="float">
            <text:p>38089</text:p>
          </table:table-cell>
          <table:table-cell office:value-type="float" office:value="2.308" calcext:value-type="float">
            <text:p>2.308</text:p>
          </table:table-cell>
          <table:table-cell table:number-columns-repeated="2"/>
          <table:table-cell table:formula="of:=AVERAGE([.F2:.F79])" office:value-type="float" office:value="1.05735897435897" calcext:value-type="float">
            <text:p>1.05735897435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40085" calcext:value-type="float">
            <text:p>40085</text:p>
          </table:table-cell>
          <table:table-cell office:value-type="float" office:value="1.313" calcext:value-type="float">
            <text:p>1.3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47051" calcext:value-type="float">
            <text:p>47051</text:p>
          </table:table-cell>
          <table:table-cell office:value-type="float" office:value="1.252" calcext:value-type="float">
            <text:p>1.2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53116" calcext:value-type="float">
            <text:p>53116</text:p>
          </table:table-cell>
          <table:table-cell office:value-type="float" office:value="1.173" calcext:value-type="float">
            <text:p>1.17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61438" calcext:value-type="float">
            <text:p>61438</text:p>
          </table:table-cell>
          <table:table-cell office:value-type="float" office:value="1.447" calcext:value-type="float">
            <text:p>1.4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69624" calcext:value-type="float">
            <text:p>69624</text:p>
          </table:table-cell>
          <table:table-cell office:value-type="float" office:value="1.418" calcext:value-type="float">
            <text:p>1.4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77807" calcext:value-type="float">
            <text:p>77807</text:p>
          </table:table-cell>
          <table:table-cell office:value-type="float" office:value="1.325" calcext:value-type="float">
            <text:p>1.3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86102" calcext:value-type="float">
            <text:p>86102</text:p>
          </table:table-cell>
          <table:table-cell office:value-type="float" office:value="1.359" calcext:value-type="float">
            <text:p>1.3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96862" calcext:value-type="float">
            <text:p>96862</text:p>
          </table:table-cell>
          <table:table-cell office:value-type="float" office:value="1.451" calcext:value-type="float">
            <text:p>1.45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105240" calcext:value-type="float">
            <text:p>105240</text:p>
          </table:table-cell>
          <table:table-cell office:value-type="float" office:value="1.384" calcext:value-type="float">
            <text:p>1.3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00003" calcext:value-type="float">
            <text:p>3E-0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.38" calcext:value-type="float">
            <text:p>1.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123387" calcext:value-type="float">
            <text:p>123387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132548" calcext:value-type="float">
            <text:p>132548</text:p>
          </table:table-cell>
          <table:table-cell office:value-type="float" office:value="1.446" calcext:value-type="float">
            <text:p>1.44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141392" calcext:value-type="float">
            <text:p>141392</text:p>
          </table:table-cell>
          <table:table-cell office:value-type="float" office:value="1.396" calcext:value-type="float">
            <text:p>1.39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151324" calcext:value-type="float">
            <text:p>151324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159607" calcext:value-type="float">
            <text:p>159607</text:p>
          </table:table-cell>
          <table:table-cell office:value-type="float" office:value="1.067" calcext:value-type="float">
            <text:p>1.0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6" calcext:value-type="float">
            <text:p>6E-05</text:p>
          </table:table-cell>
          <table:table-cell office:value-type="float" office:value="168956" calcext:value-type="float">
            <text:p>168956</text:p>
          </table:table-cell>
          <table:table-cell office:value-type="float" office:value="0.922" calcext:value-type="float">
            <text:p>0.92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178273" calcext:value-type="float">
            <text:p>178273</text:p>
          </table:table-cell>
          <table:table-cell office:value-type="float" office:value="0.692" calcext:value-type="float">
            <text:p>0.69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187868" calcext:value-type="float">
            <text:p>187868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96639" calcext:value-type="float">
            <text:p>196639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205879" calcext:value-type="float">
            <text:p>205879</text:p>
          </table:table-cell>
          <table:table-cell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215064" calcext:value-type="float">
            <text:p>215064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225343" calcext:value-type="float">
            <text:p>225343</text:p>
          </table:table-cell>
          <table:table-cell office:value-type="float" office:value="0.142" calcext:value-type="float">
            <text:p>0.1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235013" calcext:value-type="float">
            <text:p>235013</text:p>
          </table:table-cell>
          <table:table-cell office:value-type="float" office:value="0.116" calcext:value-type="float">
            <text:p>0.11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242897" calcext:value-type="float">
            <text:p>242897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251920" calcext:value-type="float">
            <text:p>251920</text:p>
          </table:table-cell>
          <table:table-cell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212617" calcext:value-type="float">
            <text:p>1212617</text:p>
          </table:table-cell>
          <table:table-cell office:value-type="float" office:value="2.709" calcext:value-type="float">
            <text:p>2.70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1278529" calcext:value-type="float">
            <text:p>1278529</text:p>
          </table:table-cell>
          <table:table-cell office:value-type="float" office:value="1.111" calcext:value-type="float">
            <text:p>1.1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498366" calcext:value-type="float">
            <text:p>1498366</text:p>
          </table:table-cell>
          <table:table-cell office:value-type="float" office:value="1.45" calcext:value-type="float">
            <text:p>1.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1704328" calcext:value-type="float">
            <text:p>1704328</text:p>
          </table:table-cell>
          <table:table-cell office:value-type="float" office:value="1.306" calcext:value-type="float">
            <text:p>1.3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1975983" calcext:value-type="float">
            <text:p>1975983</text:p>
          </table:table-cell>
          <table:table-cell office:value-type="float" office:value="1.611" calcext:value-type="float">
            <text:p>1.61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2234178" calcext:value-type="float">
            <text:p>2234178</text:p>
          </table:table-cell>
          <table:table-cell office:value-type="float" office:value="1.606" calcext:value-type="float">
            <text:p>1.6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2478587" calcext:value-type="float">
            <text:p>2478587</text:p>
          </table:table-cell>
          <table:table-cell office:value-type="float" office:value="1.429" calcext:value-type="float">
            <text:p>1.42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2757573" calcext:value-type="float">
            <text:p>2757573</text:p>
          </table:table-cell>
          <table:table-cell office:value-type="float" office:value="1.434" calcext:value-type="float">
            <text:p>1.43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3058072" calcext:value-type="float">
            <text:p>3058072</text:p>
          </table:table-cell>
          <table:table-cell office:value-type="float" office:value="1.49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3344800" calcext:value-type="float">
            <text:p>3344800</text:p>
          </table:table-cell>
          <table:table-cell office:value-type="float" office:value="1.461" calcext:value-type="float">
            <text:p>1.46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3647045" calcext:value-type="float">
            <text:p>3647045</text:p>
          </table:table-cell>
          <table:table-cell office:value-type="float" office:value="1.477" calcext:value-type="float">
            <text:p>1.47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3933491" calcext:value-type="float">
            <text:p>3933491</text:p>
          </table:table-cell>
          <table:table-cell office:value-type="float" office:value="1.485" calcext:value-type="float">
            <text:p>1.48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4227671" calcext:value-type="float">
            <text:p>4227671</text:p>
          </table:table-cell>
          <table:table-cell office:value-type="float" office:value="1.489" calcext:value-type="float">
            <text:p>1.48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4523216" calcext:value-type="float">
            <text:p>4523216</text:p>
          </table:table-cell>
          <table:table-cell office:value-type="float" office:value="1.462" calcext:value-type="float">
            <text:p>1.46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4818332" calcext:value-type="float">
            <text:p>4818332</text:p>
          </table:table-cell>
          <table:table-cell office:value-type="float" office:value="1.273" calcext:value-type="float">
            <text:p>1.27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5109331" calcext:value-type="float">
            <text:p>5109331</text:p>
          </table:table-cell>
          <table:table-cell office:value-type="float" office:value="1.111" calcext:value-type="float">
            <text:p>1.11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5406785" calcext:value-type="float">
            <text:p>5406785</text:p>
          </table:table-cell>
          <table:table-cell office:value-type="float" office:value="0.914" calcext:value-type="float">
            <text:p>0.9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5701942" calcext:value-type="float">
            <text:p>5701942</text:p>
          </table:table-cell>
          <table:table-cell office:value-type="float" office:value="0.694" calcext:value-type="float">
            <text:p>0.69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5994577" calcext:value-type="float">
            <text:p>5994577</text:p>
          </table:table-cell>
          <table:table-cell office:value-type="float" office:value="0.598" calcext:value-type="float">
            <text:p>0.59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6292029" calcext:value-type="float">
            <text:p>6292029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6587077" calcext:value-type="float">
            <text:p>6587077</text:p>
          </table:table-cell>
          <table:table-cell office:value-type="float" office:value="0.452" calcext:value-type="float">
            <text:p>0.45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6878240" calcext:value-type="float">
            <text:p>6878240</text:p>
          </table:table-cell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0128" calcext:value-type="float">
            <text:p>0.010128</text:p>
          </table:table-cell>
          <table:table-cell office:value-type="float" office:value="7173031" calcext:value-type="float">
            <text:p>7173031</text:p>
          </table:table-cell>
          <table:table-cell office:value-type="float" office:value="0.184" calcext:value-type="float">
            <text:p>0.18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2807" calcext:value-type="float">
            <text:p>0.012807</text:p>
          </table:table-cell>
          <table:table-cell office:value-type="float" office:value="7472266" calcext:value-type="float">
            <text:p>7472266</text:p>
          </table:table-cell>
          <table:table-cell office:value-type="float" office:value="0.143" calcext:value-type="float">
            <text:p>0.14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6586" calcext:value-type="float">
            <text:p>0.016586</text:p>
          </table:table-cell>
          <table:table-cell office:value-type="float" office:value="7766141" calcext:value-type="float">
            <text:p>7766141</text:p>
          </table:table-cell>
          <table:table-cell office:value-type="float" office:value="0.118" calcext:value-type="float">
            <text:p>0.11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8847" calcext:value-type="float">
            <text:p>0.018847</text:p>
          </table:table-cell>
          <table:table-cell office:value-type="float" office:value="8057421" calcext:value-type="float">
            <text:p>8057421</text:p>
          </table:table-cell>
          <table:table-cell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114232" calcext:value-type="float">
            <text:p>0.114232</text:p>
          </table:table-cell>
          <table:table-cell office:value-type="float" office:value="1241514214" calcext:value-type="float">
            <text:p>1241514214</text:p>
          </table:table-cell>
          <table:table-cell office:value-type="float" office:value="2.727" calcext:value-type="float">
            <text:p>2.7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28918" calcext:value-type="float">
            <text:p>0.228918</text:p>
          </table:table-cell>
          <table:table-cell office:value-type="float" office:value="1308629154" calcext:value-type="float">
            <text:p>1308629154</text:p>
          </table:table-cell>
          <table:table-cell office:value-type="float" office:value="1.419" calcext:value-type="float">
            <text:p>1.4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59859" calcext:value-type="float">
            <text:p>0.259859</text:p>
          </table:table-cell>
          <table:table-cell office:value-type="float" office:value="1535054032" calcext:value-type="float">
            <text:p>1535054032</text:p>
          </table:table-cell>
          <table:table-cell office:value-type="float" office:value="1.468" calcext:value-type="float">
            <text:p>1.4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21894" calcext:value-type="float">
            <text:p>0.321894</text:p>
          </table:table-cell>
          <table:table-cell office:value-type="float" office:value="1744848076" calcext:value-type="float">
            <text:p>1744848076</text:p>
          </table:table-cell>
          <table:table-cell office:value-type="float" office:value="1.335" calcext:value-type="float">
            <text:p>1.3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11648" calcext:value-type="float">
            <text:p>0.311648</text:p>
          </table:table-cell>
          <table:table-cell office:value-type="float" office:value="2025943782" calcext:value-type="float">
            <text:p>2025943782</text:p>
          </table:table-cell>
          <table:table-cell office:value-type="float" office:value="1.615" calcext:value-type="float">
            <text:p>1.6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56149" calcext:value-type="float">
            <text:p>0.356149</text:p>
          </table:table-cell>
          <table:table-cell office:value-type="float" office:value="2285919744" calcext:value-type="float">
            <text:p>2285919744</text:p>
          </table:table-cell>
          <table:table-cell office:value-type="float" office:value="1.61" calcext:value-type="float">
            <text:p>1.6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52586" calcext:value-type="float">
            <text:p>0.452586</text:p>
          </table:table-cell>
          <table:table-cell office:value-type="float" office:value="2535542163" calcext:value-type="float">
            <text:p>2535542163</text:p>
          </table:table-cell>
          <table:table-cell office:value-type="float" office:value="1.429" calcext:value-type="float">
            <text:p>1.42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97173" calcext:value-type="float">
            <text:p>0.497173</text:p>
          </table:table-cell>
          <table:table-cell office:value-type="float" office:value="2824586799" calcext:value-type="float">
            <text:p>2824586799</text:p>
          </table:table-cell>
          <table:table-cell office:value-type="float" office:value="1.436" calcext:value-type="float">
            <text:p>1.4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525019" calcext:value-type="float">
            <text:p>0.525019</text:p>
          </table:table-cell>
          <table:table-cell office:value-type="float" office:value="3130524259" calcext:value-type="float">
            <text:p>3130524259</text:p>
          </table:table-cell>
          <table:table-cell office:value-type="float" office:value="1.499" calcext:value-type="float">
            <text:p>1.49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59904" calcext:value-type="float">
            <text:p>0.59904</text:p>
          </table:table-cell>
          <table:table-cell office:value-type="float" office:value="3425629904" calcext:value-type="float">
            <text:p>3425629904</text:p>
          </table:table-cell>
          <table:table-cell office:value-type="float" office:value="1.452" calcext:value-type="float">
            <text:p>1.4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38191" calcext:value-type="float">
            <text:p>0.638191</text:p>
          </table:table-cell>
          <table:table-cell office:value-type="float" office:value="3731451436" calcext:value-type="float">
            <text:p>3731451436</text:p>
          </table:table-cell>
          <table:table-cell office:value-type="float" office:value="1.478" calcext:value-type="float">
            <text:p>1.47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95068" calcext:value-type="float">
            <text:p>0.695068</text:p>
          </table:table-cell>
          <table:table-cell office:value-type="float" office:value="4028060708" calcext:value-type="float">
            <text:p>4028060708</text:p>
          </table:table-cell>
          <table:table-cell office:value-type="float" office:value="1.479" calcext:value-type="float">
            <text:p>1.47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30666" calcext:value-type="float">
            <text:p>0.730666</text:p>
          </table:table-cell>
          <table:table-cell office:value-type="float" office:value="4328791218" calcext:value-type="float">
            <text:p>4328791218</text:p>
          </table:table-cell>
          <table:table-cell office:value-type="float" office:value="1.498" calcext:value-type="float">
            <text:p>1.49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93828" calcext:value-type="float">
            <text:p>0.793828</text:p>
          </table:table-cell>
          <table:table-cell office:value-type="float" office:value="4629336416" calcext:value-type="float">
            <text:p>4629336416</text:p>
          </table:table-cell>
          <table:table-cell office:value-type="float" office:value="1.469" calcext:value-type="float">
            <text:p>1.46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960758" calcext:value-type="float">
            <text:p>0.960758</text:p>
          </table:table-cell>
          <table:table-cell office:value-type="float" office:value="4931410496" calcext:value-type="float">
            <text:p>4931410496</text:p>
          </table:table-cell>
          <table:table-cell office:value-type="float" office:value="1.304" calcext:value-type="float">
            <text:p>1.30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147447" calcext:value-type="float">
            <text:p>1.147447</text:p>
          </table:table-cell>
          <table:table-cell office:value-type="float" office:value="5233072425" calcext:value-type="float">
            <text:p>5233072425</text:p>
          </table:table-cell>
          <table:table-cell office:value-type="float" office:value="1.144" calcext:value-type="float">
            <text:p>1.14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423619" calcext:value-type="float">
            <text:p>1.423619</text:p>
          </table:table-cell>
          <table:table-cell office:value-type="float" office:value="5535101062" calcext:value-type="float">
            <text:p>5535101062</text:p>
          </table:table-cell>
          <table:table-cell office:value-type="float" office:value="0.981" calcext:value-type="float">
            <text:p>0.98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982142" calcext:value-type="float">
            <text:p>1.982142</text:p>
          </table:table-cell>
          <table:table-cell office:value-type="float" office:value="5836413428" calcext:value-type="float">
            <text:p>5836413428</text:p>
          </table:table-cell>
          <table:table-cell office:value-type="float" office:value="0.732" calcext:value-type="float">
            <text:p>0.73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61412" calcext:value-type="float">
            <text:p>2.61412</text:p>
          </table:table-cell>
          <table:table-cell office:value-type="float" office:value="6138569154" calcext:value-type="float">
            <text:p>6138569154</text:p>
          </table:table-cell>
          <table:table-cell office:value-type="float" office:value="0.594" calcext:value-type="float">
            <text:p>0.59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128763" calcext:value-type="float">
            <text:p>3.128763</text:p>
          </table:table-cell>
          <table:table-cell office:value-type="float" office:value="6440757524" calcext:value-type="float">
            <text:p>6440757524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642355" calcext:value-type="float">
            <text:p>3.642355</text:p>
          </table:table-cell>
          <table:table-cell office:value-type="float" office:value="6742676322" calcext:value-type="float">
            <text:p>6742676322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247399" calcext:value-type="float">
            <text:p>5.247399</text:p>
          </table:table-cell>
          <table:table-cell office:value-type="float" office:value="7044479100" calcext:value-type="float">
            <text:p>7044479100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981602" calcext:value-type="float">
            <text:p>8.981602</text:p>
          </table:table-cell>
          <table:table-cell office:value-type="float" office:value="7346536473" calcext:value-type="float">
            <text:p>7346536473</text:p>
          </table:table-cell>
          <table:table-cell office:value-type="float" office:value="0.207" calcext:value-type="float">
            <text:p>0.20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2.327317" calcext:value-type="float">
            <text:p>12.327317</text:p>
          </table:table-cell>
          <table:table-cell office:value-type="float" office:value="7648551434" calcext:value-type="float">
            <text:p>7648551434</text:p>
          </table:table-cell>
          <table:table-cell office:value-type="float" office:value="0.156" calcext:value-type="float">
            <text:p>0.15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6.264987" calcext:value-type="float">
            <text:p>16.264987</text:p>
          </table:table-cell>
          <table:table-cell office:value-type="float" office:value="7950592505" calcext:value-type="float">
            <text:p>7950592505</text:p>
          </table:table-cell>
          <table:table-cell office:value-type="float" office:value="0.123" calcext:value-type="float">
            <text:p>0.12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9.243876" calcext:value-type="float">
            <text:p>19.243876</text:p>
          </table:table-cell>
          <table:table-cell office:value-type="float" office:value="8252730347" calcext:value-type="float">
            <text:p>8252730347</text:p>
          </table:table-cell>
          <table:table-cell office:value-type="float" office:value="0.108" calcext:value-type="float">
            <text:p>0.108</text:p>
          </table:table-cell>
          <table:table-cell table:number-columns-repeated="3"/>
        </table:table-row>
      </table:table>
      <table:table table:name="1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search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33993" calcext:value-type="float">
            <text:p>33993</text:p>
          </table:table-cell>
          <table:table-cell office:value-type="float" office:value="2.004" calcext:value-type="float">
            <text:p>2.004</text:p>
          </table:table-cell>
          <table:table-cell table:number-columns-repeated="2"/>
          <table:table-cell table:formula="of:=AVERAGE([.F2:.F79])" office:value-type="float" office:value="0.900705128205128" calcext:value-type="float">
            <text:p>0.9007051282051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41608" calcext:value-type="float">
            <text:p>41608</text:p>
          </table:table-cell>
          <table:table-cell office:value-type="float" office:value="1.283" calcext:value-type="float">
            <text:p>1.2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47800" calcext:value-type="float">
            <text:p>47800</text:p>
          </table:table-cell>
          <table:table-cell office:value-type="float" office:value="1.212" calcext:value-type="float">
            <text:p>1.2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52973" calcext:value-type="float">
            <text:p>52973</text:p>
          </table:table-cell>
          <table:table-cell office:value-type="float" office:value="1.044" calcext:value-type="float">
            <text:p>1.0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60574" calcext:value-type="float">
            <text:p>60574</text:p>
          </table:table-cell>
          <table:table-cell office:value-type="float" office:value="1.185" calcext:value-type="float">
            <text:p>1.1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67823" calcext:value-type="float">
            <text:p>67823</text:p>
          </table:table-cell>
          <table:table-cell office:value-type="float" office:value="1.208" calcext:value-type="float">
            <text:p>1.2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74961" calcext:value-type="float">
            <text:p>74961</text:p>
          </table:table-cell>
          <table:table-cell office:value-type="float" office:value="1.067" calcext:value-type="float">
            <text:p>1.0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82330" calcext:value-type="float">
            <text:p>82330</text:p>
          </table:table-cell>
          <table:table-cell office:value-type="float" office:value="1.054" calcext:value-type="float">
            <text:p>1.0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91958" calcext:value-type="float">
            <text:p>91958</text:p>
          </table:table-cell>
          <table:table-cell office:value-type="float" office:value="1.099" calcext:value-type="float">
            <text:p>1.09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99330" calcext:value-type="float">
            <text:p>99330</text:p>
          </table:table-cell>
          <table:table-cell office:value-type="float" office:value="1.009" calcext:value-type="float">
            <text:p>1.00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107341" calcext:value-type="float">
            <text:p>107341</text:p>
          </table:table-cell>
          <table:table-cell office:value-type="float" office:value="1.058" calcext:value-type="float">
            <text:p>1.05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115530" calcext:value-type="float">
            <text:p>115530</text:p>
          </table:table-cell>
          <table:table-cell office:value-type="float" office:value="1.077" calcext:value-type="float">
            <text:p>1.07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" calcext:value-type="float">
            <text:p>4E-05</text:p>
          </table:table-cell>
          <table:table-cell office:value-type="float" office:value="123637" calcext:value-type="float">
            <text:p>123637</text:p>
          </table:table-cell>
          <table:table-cell office:value-type="float" office:value="0.999" calcext:value-type="float">
            <text:p>0.99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131494" calcext:value-type="float">
            <text:p>131494</text:p>
          </table:table-cell>
          <table:table-cell office:value-type="float" office:value="0.955" calcext:value-type="float">
            <text:p>0.95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140347" calcext:value-type="float">
            <text:p>140347</text:p>
          </table:table-cell>
          <table:table-cell office:value-type="float" office:value="0.946" calcext:value-type="float">
            <text:p>0.94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147662" calcext:value-type="float">
            <text:p>147662</text:p>
          </table:table-cell>
          <table:table-cell office:value-type="float" office:value="0.842" calcext:value-type="float">
            <text:p>0.8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155991" calcext:value-type="float">
            <text:p>155991</text:p>
          </table:table-cell>
          <table:table-cell office:value-type="float" office:value="0.771" calcext:value-type="float">
            <text:p>0.77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164254" calcext:value-type="float">
            <text:p>164254</text:p>
          </table:table-cell>
          <table:table-cell office:value-type="float" office:value="0.678" calcext:value-type="float">
            <text:p>0.67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172819" calcext:value-type="float">
            <text:p>172819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180614" calcext:value-type="float">
            <text:p>180614</text:p>
          </table:table-cell>
          <table:table-cell office:value-type="float" office:value="0.546" calcext:value-type="float">
            <text:p>0.54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188798" calcext:value-type="float">
            <text:p>188798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196986" calcext:value-type="float">
            <text:p>196986</text:p>
          </table:table-cell>
          <table:table-cell office:value-type="float" office:value="0.204" calcext:value-type="float">
            <text:p>0.20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206120" calcext:value-type="float">
            <text:p>206120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214730" calcext:value-type="float">
            <text:p>214730</text:p>
          </table:table-cell>
          <table:table-cell office:value-type="float" office:value="0.147" calcext:value-type="float">
            <text:p>0.14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221727" calcext:value-type="float">
            <text:p>221727</text:p>
          </table:table-cell>
          <table:table-cell office:value-type="float" office:value="0.129" calcext:value-type="float">
            <text:p>0.12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1024" calcext:value-type="float">
            <text:p>1024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229718" calcext:value-type="float">
            <text:p>229718</text:p>
          </table:table-cell>
          <table:table-cell office:value-type="float" office:value="0.112" calcext:value-type="float">
            <text:p>0.1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1081545" calcext:value-type="float">
            <text:p>1081545</text:p>
          </table:table-cell>
          <table:table-cell office:value-type="float" office:value="2.449" calcext:value-type="float">
            <text:p>2.4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1327775" calcext:value-type="float">
            <text:p>1327775</text:p>
          </table:table-cell>
          <table:table-cell office:value-type="float" office:value="1.385" calcext:value-type="float">
            <text:p>1.3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1522956" calcext:value-type="float">
            <text:p>1522956</text:p>
          </table:table-cell>
          <table:table-cell office:value-type="float" office:value="1.349" calcext:value-type="float">
            <text:p>1.3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1700244" calcext:value-type="float">
            <text:p>1700244</text:p>
          </table:table-cell>
          <table:table-cell office:value-type="float" office:value="1.158" calcext:value-type="float">
            <text:p>1.15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1947477" calcext:value-type="float">
            <text:p>1947477</text:p>
          </table:table-cell>
          <table:table-cell office:value-type="float" office:value="1.295" calcext:value-type="float">
            <text:p>1.29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2175768" calcext:value-type="float">
            <text:p>2175768</text:p>
          </table:table-cell>
          <table:table-cell office:value-type="float" office:value="1.306" calcext:value-type="float">
            <text:p>1.3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2387882" calcext:value-type="float">
            <text:p>2387882</text:p>
          </table:table-cell>
          <table:table-cell office:value-type="float" office:value="1.131" calcext:value-type="float">
            <text:p>1.13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2635221" calcext:value-type="float">
            <text:p>2635221</text:p>
          </table:table-cell>
          <table:table-cell office:value-type="float" office:value="1.086" calcext:value-type="float">
            <text:p>1.0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2903325" calcext:value-type="float">
            <text:p>2903325</text:p>
          </table:table-cell>
          <table:table-cell office:value-type="float" office:value="1.107" calcext:value-type="float">
            <text:p>1.10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3157449" calcext:value-type="float">
            <text:p>3157449</text:p>
          </table:table-cell>
          <table:table-cell office:value-type="float" office:value="1.059" calcext:value-type="float">
            <text:p>1.0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3427067" calcext:value-type="float">
            <text:p>3427067</text:p>
          </table:table-cell>
          <table:table-cell office:value-type="float" office:value="1.079" calcext:value-type="float">
            <text:p>1.07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3681716" calcext:value-type="float">
            <text:p>3681716</text:p>
          </table:table-cell>
          <table:table-cell office:value-type="float" office:value="1.073" calcext:value-type="float">
            <text:p>1.07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3942945" calcext:value-type="float">
            <text:p>3942945</text:p>
          </table:table-cell>
          <table:table-cell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4205539" calcext:value-type="float">
            <text:p>4205539</text:p>
          </table:table-cell>
          <table:table-cell office:value-type="float" office:value="0.994" calcext:value-type="float">
            <text:p>0.99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4467924" calcext:value-type="float">
            <text:p>4467924</text:p>
          </table:table-cell>
          <table:table-cell office:value-type="float" office:value="0.977" calcext:value-type="float">
            <text:p>0.97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4726637" calcext:value-type="float">
            <text:p>4726637</text:p>
          </table:table-cell>
          <table:table-cell office:value-type="float" office:value="0.93" calcext:value-type="float">
            <text:p>0.9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4990913" calcext:value-type="float">
            <text:p>4990913</text:p>
          </table:table-cell>
          <table:table-cell office:value-type="float" office:value="0.849" calcext:value-type="float">
            <text:p>0.84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5253282" calcext:value-type="float">
            <text:p>5253282</text:p>
          </table:table-cell>
          <table:table-cell office:value-type="float" office:value="0.754" calcext:value-type="float">
            <text:p>0.75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5513388" calcext:value-type="float">
            <text:p>5513388</text:p>
          </table:table-cell>
          <table:table-cell office:value-type="float" office:value="0.668" calcext:value-type="float">
            <text:p>0.66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06" calcext:value-type="float">
            <text:p>0.002506</text:p>
          </table:table-cell>
          <table:table-cell office:value-type="float" office:value="5777929" calcext:value-type="float">
            <text:p>5777929</text:p>
          </table:table-cell>
          <table:table-cell office:value-type="float" office:value="0.597" calcext:value-type="float">
            <text:p>0.59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6040307" calcext:value-type="float">
            <text:p>6040307</text:p>
          </table:table-cell>
          <table:table-cell office:value-type="float" office:value="0.492" calcext:value-type="float">
            <text:p>0.49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6298810" calcext:value-type="float">
            <text:p>6298810</text:p>
          </table:table-cell>
          <table:table-cell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6560692" calcext:value-type="float">
            <text:p>6560692</text:p>
          </table:table-cell>
          <table:table-cell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6827009" calcext:value-type="float">
            <text:p>6827009</text:p>
          </table:table-cell>
          <table:table-cell office:value-type="float" office:value="0.235" calcext:value-type="float">
            <text:p>0.2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8906" calcext:value-type="float">
            <text:p>0.008906</text:p>
          </table:table-cell>
          <table:table-cell office:value-type="float" office:value="7088070" calcext:value-type="float">
            <text:p>7088070</text:p>
          </table:table-cell>
          <table:table-cell office:value-type="float" office:value="0.195" calcext:value-type="float">
            <text:p>0.19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0882" calcext:value-type="float">
            <text:p>0.010882</text:p>
          </table:table-cell>
          <table:table-cell office:value-type="float" office:value="7346899" calcext:value-type="float">
            <text:p>7346899</text:p>
          </table:table-cell>
          <table:table-cell office:value-type="float" office:value="0.167" calcext:value-type="float">
            <text:p>0.1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113985" calcext:value-type="float">
            <text:p>0.113985</text:p>
          </table:table-cell>
          <table:table-cell office:value-type="float" office:value="1107296485" calcext:value-type="float">
            <text:p>1107296485</text:p>
          </table:table-cell>
          <table:table-cell office:value-type="float" office:value="2.443" calcext:value-type="float">
            <text:p>2.4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43694" calcext:value-type="float">
            <text:p>0.243694</text:p>
          </table:table-cell>
          <table:table-cell office:value-type="float" office:value="1358962321" calcext:value-type="float">
            <text:p>1358962321</text:p>
          </table:table-cell>
          <table:table-cell office:value-type="float" office:value="1.394" calcext:value-type="float">
            <text:p>1.3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286859" calcext:value-type="float">
            <text:p>0.286859</text:p>
          </table:table-cell>
          <table:table-cell office:value-type="float" office:value="1560222244" calcext:value-type="float">
            <text:p>1560222244</text:p>
          </table:table-cell>
          <table:table-cell office:value-type="float" office:value="1.376" calcext:value-type="float">
            <text:p>1.37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.06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068" calcext:value-type="float">
            <text:p>0.37068</text:p>
          </table:table-cell>
          <table:table-cell office:value-type="float" office:value="1740655483" calcext:value-type="float">
            <text:p>1740655483</text:p>
          </table:table-cell>
          <table:table-cell office:value-type="float" office:value="1.169" calcext:value-type="float">
            <text:p>1.16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376544" calcext:value-type="float">
            <text:p>0.376544</text:p>
          </table:table-cell>
          <table:table-cell office:value-type="float" office:value="1996578983" calcext:value-type="float">
            <text:p>1996578983</text:p>
          </table:table-cell>
          <table:table-cell office:value-type="float" office:value="1.318" calcext:value-type="float">
            <text:p>1.3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42141" calcext:value-type="float">
            <text:p>0.42141</text:p>
          </table:table-cell>
          <table:table-cell office:value-type="float" office:value="2226151431" calcext:value-type="float">
            <text:p>2226151431</text:p>
          </table:table-cell>
          <table:table-cell office:value-type="float" office:value="1.305" calcext:value-type="float">
            <text:p>1.30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533063" calcext:value-type="float">
            <text:p>0.533063</text:p>
          </table:table-cell>
          <table:table-cell office:value-type="float" office:value="2442735784" calcext:value-type="float">
            <text:p>2442735784</text:p>
          </table:table-cell>
          <table:table-cell office:value-type="float" office:value="1.133" calcext:value-type="float">
            <text:p>1.1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15423" calcext:value-type="float">
            <text:p>0.615423</text:p>
          </table:table-cell>
          <table:table-cell office:value-type="float" office:value="2699284526" calcext:value-type="float">
            <text:p>2699284526</text:p>
          </table:table-cell>
          <table:table-cell office:value-type="float" office:value="1.085" calcext:value-type="float">
            <text:p>1.08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657558" calcext:value-type="float">
            <text:p>0.657558</text:p>
          </table:table-cell>
          <table:table-cell office:value-type="float" office:value="2972178558" calcext:value-type="float">
            <text:p>2972178558</text:p>
          </table:table-cell>
          <table:table-cell office:value-type="float" office:value="1.116" calcext:value-type="float">
            <text:p>1.1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748659" calcext:value-type="float">
            <text:p>0.748659</text:p>
          </table:table-cell>
          <table:table-cell office:value-type="float" office:value="3233735192" calcext:value-type="float">
            <text:p>3233735192</text:p>
          </table:table-cell>
          <table:table-cell office:value-type="float" office:value="1.067" calcext:value-type="float">
            <text:p>1.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00562" calcext:value-type="float">
            <text:p>0.800562</text:p>
          </table:table-cell>
          <table:table-cell office:value-type="float" office:value="3506421776" calcext:value-type="float">
            <text:p>3506421776</text:p>
          </table:table-cell>
          <table:table-cell office:value-type="float" office:value="1.082" calcext:value-type="float">
            <text:p>1.08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6" calcext:value-type="float">
            <text:p>40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866592" calcext:value-type="float">
            <text:p>0.866592</text:p>
          </table:table-cell>
          <table:table-cell office:value-type="float" office:value="3770152499" calcext:value-type="float">
            <text:p>3770152499</text:p>
          </table:table-cell>
          <table:table-cell office:value-type="float" office:value="1.073" calcext:value-type="float">
            <text:p>1.07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.951344" calcext:value-type="float">
            <text:p>0.951344</text:p>
          </table:table-cell>
          <table:table-cell office:value-type="float" office:value="4037158773" calcext:value-type="float">
            <text:p>4037158773</text:p>
          </table:table-cell>
          <table:table-cell office:value-type="float" office:value="1.047" calcext:value-type="float">
            <text:p>1.04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536" calcext:value-type="float">
            <text:p>655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033028" calcext:value-type="float">
            <text:p>1.033028</text:p>
          </table:table-cell>
          <table:table-cell office:value-type="float" office:value="4304320264" calcext:value-type="float">
            <text:p>4304320264</text:p>
          </table:table-cell>
          <table:table-cell office:value-type="float" office:value="1.026" calcext:value-type="float">
            <text:p>1.0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144923" calcext:value-type="float">
            <text:p>1.144923</text:p>
          </table:table-cell>
          <table:table-cell office:value-type="float" office:value="4572916257" calcext:value-type="float">
            <text:p>4572916257</text:p>
          </table:table-cell>
          <table:table-cell office:value-type="float" office:value="0.984" calcext:value-type="float">
            <text:p>0.9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279552" calcext:value-type="float">
            <text:p>1.279552</text:p>
          </table:table-cell>
          <table:table-cell office:value-type="float" office:value="4841045183" calcext:value-type="float">
            <text:p>4841045183</text:p>
          </table:table-cell>
          <table:table-cell office:value-type="float" office:value="0.936" calcext:value-type="float">
            <text:p>0.93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468257" calcext:value-type="float">
            <text:p>1.468257</text:p>
          </table:table-cell>
          <table:table-cell office:value-type="float" office:value="5109437824" calcext:value-type="float">
            <text:p>5109437824</text:p>
          </table:table-cell>
          <table:table-cell office:value-type="float" office:value="0.858" calcext:value-type="float">
            <text:p>0.85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.75122" calcext:value-type="float">
            <text:p>1.75122</text:p>
          </table:table-cell>
          <table:table-cell office:value-type="float" office:value="5377209737" calcext:value-type="float">
            <text:p>5377209737</text:p>
          </table:table-cell>
          <table:table-cell office:value-type="float" office:value="0.757" calcext:value-type="float">
            <text:p>0.75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79121" calcext:value-type="float">
            <text:p>2.079121</text:p>
          </table:table-cell>
          <table:table-cell office:value-type="float" office:value="5645785148" calcext:value-type="float">
            <text:p>5645785148</text:p>
          </table:table-cell>
          <table:table-cell office:value-type="float" office:value="0.668" calcext:value-type="float">
            <text:p>0.66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422869" calcext:value-type="float">
            <text:p>2.422869</text:p>
          </table:table-cell>
          <table:table-cell office:value-type="float" office:value="5914459405" calcext:value-type="float">
            <text:p>5914459405</text:p>
          </table:table-cell>
          <table:table-cell office:value-type="float" office:value="0.601" calcext:value-type="float">
            <text:p>0.60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82378" calcext:value-type="float">
            <text:p>2.82378</text:p>
          </table:table-cell>
          <table:table-cell office:value-type="float" office:value="6182837092" calcext:value-type="float">
            <text:p>6182837092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4967296" calcext:value-type="float">
            <text:p>429496729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.391687" calcext:value-type="float">
            <text:p>3.391687</text:p>
          </table:table-cell>
          <table:table-cell office:value-type="float" office:value="6451063946" calcext:value-type="float">
            <text:p>6451063946</text:p>
          </table:table-cell>
          <table:table-cell office:value-type="float" office:value="0.469" calcext:value-type="float">
            <text:p>0.46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9869184" calcext:value-type="float">
            <text:p>1717986918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863113" calcext:value-type="float">
            <text:p>4.863113</text:p>
          </table:table-cell>
          <table:table-cell office:value-type="float" office:value="6719581958" calcext:value-type="float">
            <text:p>6719581958</text:p>
          </table:table-cell>
          <table:table-cell office:value-type="float" office:value="0.345" calcext:value-type="float">
            <text:p>0.34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719476736" calcext:value-type="float">
            <text:p>6871947673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6.644454" calcext:value-type="float">
            <text:p>6.644454</text:p>
          </table:table-cell>
          <table:table-cell office:value-type="float" office:value="6988033883" calcext:value-type="float">
            <text:p>6988033883</text:p>
          </table:table-cell>
          <table:table-cell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877906944" calcext:value-type="float">
            <text:p>27487790694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8.421898" calcext:value-type="float">
            <text:p>8.421898</text:p>
          </table:table-cell>
          <table:table-cell office:value-type="float" office:value="7256528205" calcext:value-type="float">
            <text:p>7256528205</text:p>
          </table:table-cell>
          <table:table-cell office:value-type="float" office:value="0.214" calcext:value-type="float">
            <text:p>0.21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0.378126" calcext:value-type="float">
            <text:p>10.378126</text:p>
          </table:table-cell>
          <table:table-cell office:value-type="float" office:value="7525090398" calcext:value-type="float">
            <text:p>7525090398</text:p>
          </table:table-cell>
          <table:table-cell office:value-type="float" office:value="0.178" calcext:value-type="float">
            <text:p>0.1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23:47:09.922468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9T23:51:14.807021668</dc:date>
    <meta:editing-duration>PT14M5S</meta:editing-duration>
    <meta:editing-cycles>3</meta:editing-cycles>
    <meta:generator>LibreOffice/6.3.5.2$Linux_X86_64 LibreOffice_project/30$Build-2</meta:generator>
    <meta:document-statistic meta:table-count="5" meta:cell-count="2057" meta:object-count="0"/>
  </office:meta>
</office:document-meta>
</file>